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0" style:family="table-row">
      <style:table-row-properties style:min-row-height="0.794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2" style:family="table-row">
      <style:table-row-properties style:min-row-height="0.928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f91c0" officeooo:paragraph-rsid="003f91c0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f91c0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f979d" officeooo:paragraph-rsid="002e555f" style:font-size-asian="12pt" style:font-weight-asian="normal" style:font-size-complex="12pt" style:font-weight-complex="normal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3dde3b" style:font-weight-asian="normal" style:font-weight-complex="normal"/>
    </style:style>
    <style:style style:name="T11" style:family="text">
      <style:text-properties fo:language="fr" fo:country="FR" fo:font-weight="normal" officeooo:rsid="00d1541e" style:font-weight-asian="normal" style:font-weight-complex="normal"/>
    </style:style>
    <style:style style:name="T12" style:family="text">
      <style:text-properties fo:language="fr" fo:country="FR" fo:font-weight="normal" officeooo:rsid="0024ea7e" style:font-weight-asian="normal" style:font-weight-complex="normal"/>
    </style:style>
    <style:style style:name="T13" style:family="text">
      <style:text-properties fo:language="fr" fo:country="FR" fo:font-weight="normal" officeooo:rsid="008a6f99" style:font-weight-asian="normal" style:font-weight-complex="normal"/>
    </style:style>
    <style:style style:name="T14" style:family="text">
      <style:text-properties officeooo:rsid="002bcb92"/>
    </style:style>
    <style:style style:name="T15" style:family="text">
      <style:text-properties officeooo:rsid="002041cb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officeooo:rsid="002e555f"/>
    </style:style>
    <style:style style:name="T18" style:family="text">
      <style:text-properties officeooo:rsid="00363d63"/>
    </style:style>
    <style:style style:name="T19" style:family="text">
      <style:text-properties officeooo:rsid="003f91c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8"><text:span text:style-name="T17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29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3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15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6">Nom</text:p>
          </table:table-cell>
          <table:table-cell table:style-name="Tableau1.B3" table:number-columns-spanned="6" office:value-type="string">
            <text:p text:style-name="P12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7">Prénom</text:p>
          </table:table-cell>
          <table:table-cell table:style-name="Tableau1.I3" table:number-columns-spanned="4" office:value-type="string">
            <text:p text:style-name="P12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8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8"><text:span text:style-name="Police_20_par_20_défaut"><text:span text:style-name="T16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3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6">Servic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6"><text:s/>Lieu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6">Date création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10">Date clôtur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5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2" table:number-columns-spanned="12" office:value-type="string">
            <text:p text:style-name="P13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1" table:number-columns-spanned="3" office:value-type="string">
            <text:p text:style-name="P9">Progression</text:p>
          </table:table-cell>
          <table:covered-table-cell/>
          <table:covered-table-cell/>
          <table:table-cell table:style-name="Tableau1.D11" table:number-columns-spanned="3" office:value-type="string">
            <text:p text:style-name="P14">{progress}</text:p>
          </table:table-cell>
          <table:covered-table-cell/>
          <table:covered-table-cell/>
          <table:table-cell table:style-name="Tableau1.G11" table:number-columns-spanned="4" office:value-type="string">
            <text:p text:style-name="P11">Date <text:span text:style-name="T19">déclarée</text:span></text:p>
          </table:table-cell>
          <table:covered-table-cell/>
          <table:covered-table-cell/>
          <table:covered-table-cell/>
          <table:table-cell table:style-name="Tableau1.K11" table:number-columns-spanned="2" office:value-type="string">
            <text:p text:style-name="P4">{declaration_date}</text:p>
          </table:table-cell>
          <table:covered-table-cell/>
          <table:covered-table-cell/>
        </table:table-row>
        <table:table-row table:style-name="Tableau1.12">
          <table:table-cell table:style-name="Tableau1.A12" table:number-columns-spanned="2" office:value-type="string">
            <text:p text:style-name="P19">Assigné</text:p>
          </table:table-cell>
          <table:covered-table-cell/>
          <table:table-cell table:style-name="Tableau1.C12" table:number-columns-spanned="7" office:value-type="string">
            <text:p text:style-name="P30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2" table:number-columns-spanned="2" office:value-type="string">
            <text:p text:style-name="P20">État</text:p>
          </table:table-cell>
          <table:covered-table-cell/>
          <table:table-cell table:style-name="Tableau1.L12" office:value-type="string">
            <text:p text:style-name="P31">{status}</text:p>
          </table:table-cell>
          <table:covered-table-cell/>
        </table:table-row>
        <table:table-row table:style-name="Tableau1.12">
          <table:table-cell table:style-name="Tableau1.A13" table:number-columns-spanned="5" office:value-type="string">
            <text:p text:style-name="P24">Contacts/<text:span text:style-name="T18">A</text:span>dresses</text:p>
          </table:table-cell>
          <table:covered-table-cell/>
          <table:covered-table-cell/>
          <table:covered-table-cell/>
          <table:covered-table-cell/>
          <table:table-cell table:style-name="Tableau1.F13" table:number-columns-spanned="7" office:value-type="string">
            <text:p text:style-name="P21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25">Sujet</text:p>
          </table:table-cell>
          <table:table-cell table:style-name="Informationticket.B1" office:value-type="string">
            <text:p text:style-name="P26">{subject}</text:p>
          </table:table-cell>
        </table:table-row>
        <table:table-row>
          <table:table-cell table:style-name="Informationticket.A2" office:value-type="string">
            <text:p text:style-name="P22">Message</text:p>
          </table:table-cell>
          <table:table-cell table:style-name="Informationticket.B2" office:value-type="string">
            <text:p text:style-name="P28">{message}</text:p>
          </table:table-cell>
        </table:table-row>
        <table:table-row>
          <table:table-cell table:style-name="Informationticket.A2" office:value-type="string">
            <text:p text:style-name="P23">Tags/catégories</text:p>
          </table:table-cell>
          <table:table-cell table:style-name="Informationticket.B3" office:value-type="string">
            <text:p text:style-name="P27">{categories}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3dde3b" style:font-weight-asian="normal" style:font-weight-complex="normal"/>
    </style:style>
    <style:style style:name="MT11" style:family="text">
      <style:text-properties fo:language="fr" fo:country="FR" fo:font-weight="normal" officeooo:rsid="00d1541e" style:font-weight-asian="normal" style:font-weight-complex="normal"/>
    </style:style>
    <style:style style:name="MT12" style:family="text">
      <style:text-properties fo:language="fr" fo:country="FR" fo:font-weight="normal" officeooo:rsid="0024ea7e" style:font-weight-asian="normal" style:font-weight-complex="normal"/>
    </style:style>
    <style:style style:name="MT13" style:family="text">
      <style:text-properties fo:language="fr" fo:country="FR" fo:font-weight="normal" officeooo:rsid="008a6f99" style:font-weight-asian="normal" style:font-weight-complex="normal"/>
    </style:style>
    <style:style style:name="MT14" style:family="text">
      <style:text-properties officeooo:rsid="002bcb92"/>
    </style:style>
    <style:style style:name="MT15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88A725AFCA06D7CA.png" xlink:type="simple" xlink:show="embed" xlink:actuate="onLoad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10">1</text:span><text:span text:style-name="MT9">-20</text:span><text:span text:style-name="MT11">2</text:span><text:span text:style-name="MT8">2</text:span><text:span text:style-name="MT11">0</text:span><text:span text:style-name="MT8">5</text:span><text:span text:style-name="MT10">2</text:span><text:span text:style-name="MT8">4</text:span><text:span text:style-name="MT12"> </text:span><text:span text:style-name="MT13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  <text:p text:style-name="MP2">Date de l’exportation de ce <text:span text:style-name="MT14">ticket</text:span>: <text:span text:style-name="MT15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6-22T11:46:32.271000000</dc:date>
    <meta:editing-cycles>29</meta:editing-cycles>
    <meta:editing-duration>PT1H53M31S</meta:editing-duration>
    <meta:document-statistic meta:table-count="2" meta:image-count="1" meta:object-count="0" meta:page-count="1" meta:paragraph-count="39" meta:word-count="62" meta:character-count="545" meta:non-whitespace-character-count="52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